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ad09" officeooo:paragraph-rsid="0006ad0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ad09" officeooo:paragraph-rsid="0006ad0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96b3" officeooo:paragraph-rsid="000796b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0d48" officeooo:paragraph-rsid="000d0d4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ad09" officeooo:paragraph-rsid="0006ad0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96b3" officeooo:paragraph-rsid="000796b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5fa5" officeooo:paragraph-rsid="000a5fa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a7c" officeooo:paragraph-rsid="000aea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cfdf" officeooo:paragraph-rsid="000bcfd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d0d48" officeooo:paragraph-rsid="000d0d4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d9ebf" officeooo:paragraph-rsid="000d9eb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96b3"/>
    </style:style>
    <style:style style:name="T3" style:family="text">
      <style:text-properties officeooo:rsid="00093fdd"/>
    </style:style>
    <style:style style:name="T4" style:family="text">
      <style:text-properties officeooo:rsid="000a5fa5"/>
    </style:style>
    <style:style style:name="T5" style:family="text">
      <style:text-properties officeooo:rsid="000d0d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</text:p>
      <text:p text:style-name="P1"/>
      <text:p text:style-name="P5">Todas as requisições será necessário enviar no header o token de acesso <text:span text:style-name="T4">e tudo será tratado no formato JSON</text:span>.</text:p>
      <text:p text:style-name="P2"/>
      <text:p text:style-name="P6">Exemplo de envio do token:</text:p>
      <text:p text:style-name="P6">let header = new Header<text:span text:style-name="T3">s</text:span>({</text:p>
      <text:p text:style-name="P6"><text:tab/>“token”: “tokendeacesso”,</text:p>
      <text:p text:style-name="P6"><text:tab/>“Content-Type”: “application/json”</text:p>
      <text:p text:style-name="P6">})</text:p>
      <text:p text:style-name="P3"/>
      <text:p text:style-name="P2"/>
      <text:p text:style-name="P2">AUTENTICAÇÃO</text:p>
      <text:p text:style-name="P2"/>
      <text:p text:style-name="P5">Para realizar a autenticação tendo como resposta o token de acesso será necessário enviar <text:span text:style-name="T2">no </text:span><text:span text:style-name="T4">corpo</text:span><text:span text:style-name="T2"> da requisição</text:span> o seu e-mail e senha.</text:p>
      <text:p text:style-name="P5"/>
      <text:p text:style-name="P9">Rota de autenticação: <text:s/><text:a xlink:type="simple" xlink:href="http://localhost:3000/users/add" text:style-name="Internet_20_link" text:visited-style-name="Visited_20_Internet_20_Link"><text:span text:style-name="T4">http://localhost:3000/users/</text:span></text:a>auth</text:p>
      <text:p text:style-name="P5"/>
      <text:p text:style-name="P5">Exemplo de autenticação:</text:p>
      <text:p text:style-name="P5"/>
      <text:p text:style-name="P5">{</text:p>
      <text:p text:style-name="P5"><text:tab/>“e-mail” : “<text:a xlink:type="simple" xlink:href="mailto:testeautenticacao@gmail.com" text:style-name="Internet_20_link" text:visited-style-name="Visited_20_Internet_20_Link">testeautenticacao@gmail.com</text:a>”,</text:p>
      <text:p text:style-name="P5"><text:tab/>“password”: “33333”</text:p>
      <text:p text:style-name="P5">} </text:p>
      <text:p text:style-name="P2"/>
      <text:p text:style-name="P2"/>
      <text:p text:style-name="P2"><text:span text:style-name="T4">Rotas de </text:span>Usuários:</text:p>
      <text:p text:style-name="P7"><text:span text:style-name="T1">Listar o seu usuário e senha:</text:span> <text:a xlink:type="simple" xlink:href="http://localhost:3000/users" text:style-name="Internet_20_link" text:visited-style-name="Visited_20_Internet_20_Link">http://localhost:3000/users</text:a></text:p>
      <text:p text:style-name="P7"><text:span text:style-name="T1">Adicionar um usuário:</text:span> <text:a xlink:type="simple" xlink:href="http://localhost:3000/users/add" text:style-name="Internet_20_link" text:visited-style-name="Visited_20_Internet_20_Link">http://localhost:3000/users/add</text:a> – será necessário enviar no corpo da requisição e-mail, nome e password.</text:p>
      <text:p text:style-name="P8"><text:span text:style-name="T1">Remover o seu usuário:</text:span> <text:s/><text:a xlink:type="simple" xlink:href="http://localhost:3000/users/remove" text:style-name="Internet_20_link" text:visited-style-name="Visited_20_Internet_20_Link"><text:span text:style-name="T4">http://localhost:3000/users/</text:span></text:a><text:a xlink:type="simple" xlink:href="http://localhost:3000/users/remove" text:style-name="Internet_20_link" text:visited-style-name="Visited_20_Internet_20_Link">remove</text:a> – será necessário enviar o id do usuário.</text:p>
      <text:p text:style-name="P8"/>
      <text:p text:style-name="P4">Rotas das Tarefas(Todo list):</text:p>
      <text:p text:style-name="P10">Listar todas tarefas do usuário: <text:a xlink:type="simple" xlink:href="http://localhost:3000/tarefas" text:style-name="Internet_20_link" text:visited-style-name="Visited_20_Internet_20_Link"><text:span text:style-name="T4">http://localhost:3000/</text:span></text:a><text:a xlink:type="simple" xlink:href="http://localhost:3000/tarefas" text:style-name="Internet_20_link" text:visited-style-name="Visited_20_Internet_20_Link">tarefas</text:a></text:p>
      <text:p text:style-name="P11">Remover tarefas do usuário: <text:a xlink:type="simple" xlink:href="http://localhost:3000/tarefas/remove" text:style-name="Internet_20_link" text:visited-style-name="Visited_20_Internet_20_Link"><text:span text:style-name="T4">http://localhost:3000/</text:span></text:a><text:a xlink:type="simple" xlink:href="http://localhost:3000/tarefas/remove" text:style-name="Internet_20_link" text:visited-style-name="Visited_20_Internet_20_Link"><text:span text:style-name="T5">tarefas/</text:span></text:a><text:a xlink:type="simple" xlink:href="http://localhost:3000/tarefas/remove" text:style-name="Internet_20_link" text:visited-style-name="Visited_20_Internet_20_Link">remove</text:a> – será necessário enviar o id da tarefa;</text:p>
      <text:p text:style-name="P11">Alterar uma tarefa: <text:a xlink:type="simple" xlink:href="http://localhost:3000/tarefas/" text:style-name="Internet_20_link" text:visited-style-name="Visited_20_Internet_20_Link"><text:span text:style-name="T4">http://localhost:3000/</text:span></text:a><text:a xlink:type="simple" xlink:href="http://localhost:3000/tarefas/" text:style-name="Internet_20_link" text:visited-style-name="Visited_20_Internet_20_Link"><text:span text:style-name="T5">tarefas/</text:span></text:a>update 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9:31:37.735572803</meta:creation-date>
    <dc:date>2022-12-17T19:48:27.870548070</dc:date>
    <meta:editing-duration>PT16M4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37" meta:character-count="1081" meta:non-whitespace-character-count="956"/>
  </office:meta>
</office:document-meta>
</file>